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37mm"/>
    </style:style>
    <style:style style:name="co3" style:family="table-column">
      <style:table-column-properties fo:break-before="auto" style:column-width="201.75mm"/>
    </style:style>
    <style:style style:name="co4" style:family="table-column">
      <style:table-column-properties fo:break-before="auto" style:column-width="390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7mm" fo:break-before="auto" style:use-optimal-row-height="false"/>
    </style:style>
    <style:style style:name="ro3" style:family="table-row">
      <style:table-row-properties style:row-height="80.12mm" fo:break-before="auto" style:use-optimal-row-height="false"/>
    </style:style>
    <style:style style:name="ro4" style:family="table-row">
      <style:table-row-properties style:row-height="79.38mm" fo:break-before="auto" style:use-optimal-row-height="true"/>
    </style:style>
    <style:style style:name="ro5" style:family="table-row">
      <style:table-row-properties style:row-height="63.34mm" fo:break-before="auto" style:use-optimal-row-height="true"/>
    </style:style>
    <style:style style:name="ro6" style:family="table-row">
      <style:table-row-properties style:row-height="59.62mm" fo:break-before="auto" style:use-optimal-row-height="true"/>
    </style:style>
    <style:style style:name="ro7" style:family="table-row">
      <style:table-row-properties style:row-height="71.54mm" fo:break-before="auto" style:use-optimal-row-height="true"/>
    </style:style>
    <style:style style:name="ro8" style:family="table-row">
      <style:table-row-properties style:row-height="31.66mm" fo:break-before="auto" style:use-optimal-row-height="true"/>
    </style:style>
    <style:style style:name="ro9" style:family="table-row">
      <style:table-row-properties style:row-height="7.81mm" fo:break-before="auto" style:use-optimal-row-height="true"/>
    </style:style>
    <style:style style:name="ro10" style:family="table-row">
      <style:table-row-properties style:row-height="47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small_model</text:p>
          </table:table-cell>
          <table:table-cell table:style-name="Default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['car: 73%', 'car: 71%', 'car: 70%', 'car: 63%', 'car: 62%']</text:p>
          </table:table-cell>
          <table:table-cell office:value-type="string" calcext:value-type="string">
            <text:p>['car: 99%', 'car: 98%', 'car: 97%', 'car: 97%', 'car: 97%', 'car: 95%', 'car: 95%', 'car: 84%', 'car: 83%', 'person: 78%', 'car: 78%', 'car: 67%', 'truck: 55%']</text:p>
          </table:table-cell>
          <table:table-cell table:style-name="ce3" office:value-type="string" calcext:value-type="string">
            <text:p>['car: 99%', 'car: 99%', 'car: 99%', 'car: 99%', 'car: 98%', 'car: 96%', 'car: 93%', 'car: 89%', 'truck: 89%', 'person: 89%', 'car: 73%', 'person: 73%', 'car: 72%', 'truck: 63%']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['car: 81%', 'car: 76%', 'car: 71%', 'car: 70%', 'car: 58%', 'car: 56%', 'car: 56%']</text:p>
          </table:table-cell>
          <table:table-cell office:value-type="string" calcext:value-type="string">
            <text:p>['car: 98%', 'person: 98%', 'car: 96%', 'car: 96%', 'car: 96%', 'person: 96%', 'car: 96%', 'car: 95%', 'car: 92%', 'car: 91%', 'truck: 84%', 'car: 81%', 'car: 80%', 'car: 75%', 'car: 68%', 'car: 59%', 'car: 57%', 'car: 57%', 'car: 52%']</text:p>
          </table:table-cell>
          <table:table-cell office:value-type="string" calcext:value-type="string">
            <text:p>['car: 98%', 'car: 98%', 'car: 98%', 'truck: 98%', 'car: 98%', 'person: 98%', 'person: 94%', 'car: 93%', 'car: 92%', 'car: 91%', 'car: 90%', 'car: 86%', 'car: 82%', 'car: 81%', 'person: 80%', 'car: 76%', 'car: 66%', 'car: 63%', 'person: 58%', 'car: 56%']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['car: 92%', 'car: 89%', 'car: 87%', 'car: 86%', 'car: 66%', 'truck: 53%']</text:p>
          </table:table-cell>
          <table:table-cell office:value-type="string" calcext:value-type="string">
            <text:p>['car: 99%', 'car: 98%', 'car: 98%', 'car: 97%', 'car: 96%', 'truck: 91%', 'car: 85%', 'car: 83%', 'car: 77%', 'person: 54%']</text:p>
          </table:table-cell>
          <table:table-cell table:style-name="ce3" office:value-type="string" calcext:value-type="string">
            <text:p>['car: 99%', 'car: 99%', 'car: 99%', 'car: 99%', 'truck: 97%', 'car: 96%', 'car: 96%', 'car: 95%']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['car: 81%', 'car: 81%', 'car: 73%', 'car: 66%', 'car: 66%', 'car: 64%']</text:p>
          </table:table-cell>
          <table:table-cell office:value-type="string" calcext:value-type="string">
            <text:p>['truck: 99%', 'car: 99%', 'car: 99%', 'car: 99%', 'car: 99%', 'car: 88%', 'car: 87%', 'car: 79%']</text:p>
          </table:table-cell>
          <table:table-cell office:value-type="string" calcext:value-type="string">
            <text:p>['car: 99%', 'car: 99%', 'car: 99%', 'car: 99%', 'truck: 99%', 'car: 91%', 'car: 68%']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['car: 67%', 'car: 55%', 'car: 50%']</text:p>
          </table:table-cell>
          <table:table-cell office:value-type="string" calcext:value-type="string">
            <text:p>['truck: 99%', 'car: 99%', 'car: 99%', 'car: 99%', 'car: 99%', 'car: 71%', 'parking meter: 53%']</text:p>
          </table:table-cell>
          <table:table-cell office:value-type="string" calcext:value-type="string">
            <text:p>['car: 99%', 'car: 99%', 'car: 99%', 'truck: 98%', 'car: 93%']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['car: 85%', 'car: 77%', 'car: 74%', 'car: 66%', 'car: 63%']</text:p>
          </table:table-cell>
          <table:table-cell office:value-type="string" calcext:value-type="string">
            <text:p>['car: 99%', 'car: 99%', 'car: 99%', 'car: 99%', 'car: 98%', 'car: 98%', 'car: 87%', 'car: 71%', 'car: 59%']</text:p>
          </table:table-cell>
          <table:table-cell office:value-type="string" calcext:value-type="string">
            <text:p>['car: 99%', 'car: 99%', 'car: 99%', 'car: 99%', 'car: 99%', 'car: 96%', 'car: 95%', 'car: 92%']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['car: 56%']</text:p>
          </table:table-cell>
          <table:table-cell office:value-type="string" calcext:value-type="string">
            <text:p>['car: 99%', 'truck: 99%', 'car: 99%', 'car: 99%']</text:p>
          </table:table-cell>
          <table:table-cell office:value-type="string" calcext:value-type="string">
            <text:p>['car: 99%', 'car: 99%', 'car: 99%', 'truck: 99%', 'toilet: 60%']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['car: 65%']</text:p>
          </table:table-cell>
          <table:table-cell table:style-name="ce2" office:value-type="string" calcext:value-type="string">
            <text:p>['car: 99%', 'car: 99%', 'car: 99%', 'truck: 99%', 'car: 84%', 'car: 73%', 'car: 54%']</text:p>
            <text:p/>
          </table:table-cell>
          <table:table-cell office:value-type="string" calcext:value-type="string">
            <text:p>['car: 99%', 'car: 99%', 'car: 99%', 'truck: 98%', 'car: 95%', 'car: 67%']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['car: 52%', 'person: 52%']</text:p>
          </table:table-cell>
          <table:table-cell office:value-type="string" calcext:value-type="string">
            <text:p>['car: 99%', 'car: 99%', 'car: 99%', 'truck: 97%', 'car: 92%', 'car: 72%']</text:p>
          </table:table-cell>
          <table:table-cell office:value-type="string" calcext:value-type="string">
            <text:p>['car: 99%', 'car: 99%', 'truck: 99%', 'car: 99%', 'car: 97%', 'car: 61%']</text:p>
          </table:table-cell>
        </table:table-row>
        <table:table-row table:style-name="ro1">
          <table:table-cell/>
          <table:table-cell table:style-name="ce2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faster_rcnn_inception_resnet_v2_atrous_coco_2018_01_28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aster_rcnn_nas_coco_2018_01_28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6:39:01.24847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2:53:33.970038804</meta:creation-date>
    <dc:date>2019-06-25T16:40:32.840821175</dc:date>
    <meta:editing-duration>PT25M47S</meta:editing-duration>
    <meta:editing-cycles>5</meta:editing-cycles>
    <meta:generator>LibreOffice/6.0.7.3$Linux_X86_64 LibreOffice_project/00m0$Build-3</meta:generator>
    <meta:document-statistic meta:table-count="1" meta:cell-count="40" meta:object-count="0"/>
  </office:meta>
</office:document-meta>
</file>